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5d99" officeooo:paragraph-rsid="00055d99"/>
    </style:style>
    <style:style style:name="P2" style:family="paragraph" style:parent-style-name="Standard">
      <style:text-properties fo:language="en" fo:country="US" officeooo:rsid="000d08b0" officeooo:paragraph-rsid="000d08b0"/>
    </style:style>
    <style:style style:name="P3" style:family="paragraph" style:parent-style-name="Standard">
      <style:text-properties fo:language="en" fo:country="US" officeooo:rsid="000deaf0" officeooo:paragraph-rsid="000deaf0"/>
    </style:style>
    <style:style style:name="P4" style:family="paragraph" style:parent-style-name="Standard">
      <style:text-properties fo:language="sr" fo:country="RS" officeooo:rsid="00019029" officeooo:paragraph-rsid="00019029"/>
    </style:style>
    <style:style style:name="P5" style:family="paragraph" style:parent-style-name="Standard">
      <style:paragraph-properties fo:text-align="center" style:justify-single-word="false"/>
      <style:text-properties fo:language="sr" fo:country="RS" officeooo:rsid="00019029" officeooo:paragraph-rsid="00019029"/>
    </style:style>
    <style:style style:name="P6" style:family="paragraph" style:parent-style-name="Standard">
      <style:text-properties fo:language="sr" fo:country="RS" officeooo:rsid="00022d29" officeooo:paragraph-rsid="00022d29"/>
    </style:style>
    <style:style style:name="P7" style:family="paragraph" style:parent-style-name="Standard">
      <style:text-properties fo:language="sr" fo:country="RS" officeooo:rsid="00040ab8" officeooo:paragraph-rsid="00040ab8"/>
    </style:style>
    <style:style style:name="P8" style:family="paragraph" style:parent-style-name="Standard">
      <style:text-properties fo:language="sr" fo:country="RS" officeooo:rsid="00055d99" officeooo:paragraph-rsid="00055d99"/>
    </style:style>
    <style:style style:name="P9" style:family="paragraph" style:parent-style-name="Standard">
      <style:text-properties fo:language="sr" fo:country="RS" officeooo:rsid="000876d9" officeooo:paragraph-rsid="000876d9"/>
    </style:style>
    <style:style style:name="P10" style:family="paragraph" style:parent-style-name="Standard">
      <style:text-properties fo:language="sr" fo:country="RS" officeooo:rsid="0008ad8b" officeooo:paragraph-rsid="0008ad8b"/>
    </style:style>
    <style:style style:name="P11" style:family="paragraph" style:parent-style-name="Standard">
      <style:text-properties fo:language="sr" fo:country="RS" officeooo:rsid="00075661" officeooo:paragraph-rsid="00075661"/>
    </style:style>
    <style:style style:name="P12" style:family="paragraph" style:parent-style-name="Standard">
      <style:text-properties fo:language="sr" fo:country="RS" officeooo:rsid="000c0e10" officeooo:paragraph-rsid="000c0e10"/>
    </style:style>
    <style:style style:name="P13" style:family="paragraph" style:parent-style-name="Standard">
      <style:text-properties fo:language="sr" fo:country="RS" officeooo:rsid="000d08b0" officeooo:paragraph-rsid="000d08b0"/>
    </style:style>
    <style:style style:name="P14" style:family="paragraph" style:parent-style-name="Standard">
      <style:text-properties fo:language="sr" fo:country="RS" officeooo:rsid="00104365" officeooo:paragraph-rsid="00104365"/>
    </style:style>
    <style:style style:name="P15" style:family="paragraph" style:parent-style-name="Standard">
      <style:paragraph-properties fo:text-align="center" style:justify-single-word="false"/>
      <style:text-properties fo:font-size="14pt" fo:language="sr" fo:country="RS" fo:font-weight="bold" officeooo:rsid="00019029" officeooo:paragraph-rsid="00019029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040ab8"/>
    </style:style>
    <style:style style:name="P17" style:family="paragraph" style:parent-style-name="Standard">
      <style:text-properties officeooo:paragraph-rsid="00075661"/>
    </style:style>
    <style:style style:name="P18" style:family="paragraph" style:parent-style-name="Standard">
      <style:text-properties fo:font-variant="normal" fo:text-transform="none" fo:color="#000000" style:font-name="arial" fo:font-size="12pt" fo:letter-spacing="normal" fo:language="sr" fo:country="RS" fo:font-style="normal" fo:font-weight="normal" officeooo:rsid="00075661" officeooo:paragraph-rsid="00075661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language="sr" fo:country="RS" fo:font-style="normal" fo:font-weight="normal" officeooo:paragraph-rsid="00075661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language="en" fo:country="US" fo:font-style="normal" fo:font-weight="normal" officeooo:paragraph-rsid="00075661"/>
    </style:style>
    <style:style style:name="P21" style:family="paragraph" style:parent-style-name="Standard">
      <style:text-properties fo:language="sr" fo:country="RS" officeooo:rsid="000deaf0" officeooo:paragraph-rsid="000deaf0"/>
    </style:style>
    <style:style style:name="P22" style:family="paragraph" style:parent-style-name="Standard">
      <style:text-properties fo:language="sr" fo:country="RS" officeooo:rsid="00104365" officeooo:paragraph-rsid="00104365"/>
    </style:style>
    <style:style style:name="P23" style:family="paragraph" style:parent-style-name="Standard">
      <style:text-properties fo:language="sr" fo:country="RS" officeooo:rsid="00111622" officeooo:paragraph-rsid="00111622"/>
    </style:style>
    <style:style style:name="P24" style:family="paragraph" style:parent-style-name="Standard">
      <style:text-properties officeooo:paragraph-rsid="00111622"/>
    </style:style>
    <style:style style:name="P25" style:family="paragraph" style:parent-style-name="Standard">
      <style:text-properties officeooo:paragraph-rsid="000e844b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a500"/>
      <style:paragraph-properties fo:text-align="center" style:writing-mode="lr-tb"/>
    </style:style>
    <style:style style:name="P28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0ab8"/>
    </style:style>
    <style:style style:name="T3" style:family="text">
      <style:text-properties fo:language="en" fo:country="US" officeooo:rsid="00055d99"/>
    </style:style>
    <style:style style:name="T4" style:family="text">
      <style:text-properties fo:language="en" fo:country="US" officeooo:rsid="00075661"/>
    </style:style>
    <style:style style:name="T5" style:family="text">
      <style:text-properties fo:language="en" fo:country="US" officeooo:rsid="000e844b"/>
    </style:style>
    <style:style style:name="T6" style:family="text">
      <style:text-properties fo:language="en" fo:country="US" officeooo:rsid="00111622"/>
    </style:style>
    <style:style style:name="T7" style:family="text">
      <style:text-properties fo:color="#9876aa" style:font-name="JetBrains Mono" fo:font-size="10pt" fo:font-style="italic" fo:font-weight="normal" style:font-size-asian="10pt" style:font-style-asian="italic" style:font-weight-asian="normal" style:font-style-complex="italic"/>
    </style:style>
    <style:style style:name="T8" style:family="text">
      <style:text-properties fo:color="#9876aa" style:font-name="JetBrains Mono" fo:font-size="10pt" fo:language="en" fo:country="US" fo:font-style="italic" fo:font-weight="normal" style:font-size-asian="10pt" style:font-style-asian="italic" style:font-weight-asian="normal" style:font-style-complex="italic"/>
    </style:style>
    <style:style style:name="T9" style:family="text">
      <style:text-properties fo:color="#cc7832" style:font-name="JetBrains Mono" fo:font-size="10pt" fo:font-style="italic" fo:font-weight="normal" style:font-size-asian="10pt" style:font-style-asian="italic" style:font-weight-asian="normal" style:font-style-complex="italic"/>
    </style:style>
    <style:style style:name="T1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12" style:family="text">
      <style:text-properties fo:language="sr" fo:country="RS" officeooo:rsid="00040ab8"/>
    </style:style>
    <style:style style:name="T13" style:family="text">
      <style:text-properties fo:language="sr" fo:country="RS" officeooo:rsid="00055d99"/>
    </style:style>
    <style:style style:name="T14" style:family="text">
      <style:text-properties fo:language="sr" fo:country="RS" officeooo:rsid="00075661"/>
    </style:style>
    <style:style style:name="T15" style:family="text">
      <style:text-properties fo:language="sr" fo:country="RS" officeooo:rsid="000deaf0"/>
    </style:style>
    <style:style style:name="T16" style:family="text">
      <style:text-properties fo:language="sr" fo:country="RS" officeooo:rsid="00111622"/>
    </style:style>
    <style:style style:name="T17" style:family="text">
      <style:text-properties fo:language="sr" fo:country="RS" fo:font-style="normal" officeooo:rsid="000deaf0" style:font-style-asian="normal" style:font-style-complex="normal"/>
    </style:style>
    <style:style style:name="T18" style:family="text">
      <style:text-properties fo:language="sr" fo:country="RS" fo:font-style="normal" officeooo:rsid="00111622" style:font-style-asian="normal" style:font-style-complex="normal"/>
    </style:style>
    <style:style style:name="T19" style:family="text">
      <style:text-properties fo:font-style="italic" officeooo:rsid="00055d99" style:font-style-asian="italic" style:font-style-complex="italic"/>
    </style:style>
    <style:style style:name="T20" style:family="text">
      <style:text-properties officeooo:rsid="00055d99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000000" style:font-name="arial" fo:font-size="12pt" fo:letter-spacing="normal" fo:language="en" fo:country="US" fo:font-style="normal" fo:font-weight="normal"/>
    </style:style>
    <style:style style:name="T2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075661"/>
    </style:style>
    <style:style style:name="T24" style:family="text">
      <style:text-properties fo:font-variant="normal" fo:text-transform="none" fo:color="#000000" style:font-name="arial" fo:font-size="12pt" fo:letter-spacing="normal" fo:language="sr" fo:country="RS" fo:font-style="normal" fo:font-weight="normal"/>
    </style:style>
    <style:style style:name="T25" style:family="text">
      <style:text-properties fo:font-variant="normal" fo:text-transform="none" fo:color="#000000" style:font-name="arial" fo:font-size="12pt" fo:letter-spacing="normal" fo:language="sr" fo:country="RS" fo:font-style="normal" fo:font-weight="normal" officeooo:rsid="00075661"/>
    </style:style>
    <style:style style:name="T26" style:family="text">
      <style:text-properties officeooo:rsid="000d08b0"/>
    </style:style>
    <style:style style:name="T27" style:family="text">
      <style:text-properties fo:language="sr" fo:country="RS" fo:font-style="normal" officeooo:rsid="00111622" style:font-style-asian="normal" style:font-style-complex="normal"/>
    </style:style>
    <style:style style:name="T28" style:family="text">
      <style:text-properties style:rfc-language-tag="sr-Latn-RS" fo:language="sr" fo:script="Latn" fo:country="RS"/>
    </style:style>
    <style:style style:name="T2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gr1" style:family="graphic">
      <style:graphic-properties draw:fill-color="#ffa500" draw:textarea-horizontal-align="justify" draw:textarea-vertical-align="middle" draw:auto-grow-height="false" fo:min-height="0.58cm" fo:min-width="3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13cm" fo:min-width="3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a500" draw:textarea-horizontal-align="justify" draw:textarea-vertical-align="middle" draw:auto-grow-height="false" fo:min-height="1.416cm" fo:min-width="3.7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82cm" fo:min-width="2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a500" draw:textarea-horizontal-align="justify" draw:textarea-vertical-align="middle" draw:auto-grow-height="false" fo:min-height="0.829cm" fo:min-width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истеми базирани на знању – спецификација пројекта</text:p>
      <text:p text:style-name="P4"/>
      <text:p text:style-name="P5">Систем за предлагање оптималне исхране</text:p>
      <text:p text:style-name="P7"/>
      <text:p text:style-name="P7">Мотивација:</text:p>
      <text:p text:style-name="P6">Помоћ корисницима за избор оброка у току дана.</text:p>
      <text:p text:style-name="P6"/>
      <text:p text:style-name="P7">Методологија рада:</text:p>
      <text:p text:style-name="P7">Улази у систем:</text:p>
      <text:p text:style-name="P7">Информације о кориснику:</text:p>
      <text:p text:style-name="P7">- Године</text:p>
      <text:p text:style-name="P7">- Пол</text:p>
      <text:p text:style-name="P7">- Висина(цм)</text:p>
      <text:p text:style-name="P7">- Тежина(кг)</text:p>
      <text:p text:style-name="P16"><text:span text:style-name="T12">- Физичка активност</text:span><text:span text:style-name="T2">(</text:span><text:span text:style-name="T8">SEDENTARY</text:span><text:span text:style-name="T9">, </text:span><text:span text:style-name="T7">LIGHT</text:span><text:span text:style-name="T9">, </text:span><text:span text:style-name="T7">MODERATE</text:span><text:span text:style-name="T9">, </text:span><text:span text:style-name="T7">ACTIVE</text:span><text:span text:style-name="T9">, </text:span><text:span text:style-name="T7">VERY_ACTIVE</text:span><text:span text:style-name="T9">, </text:span><text:span text:style-name="T7">EXTRA_ACTIVE</text:span><text:span text:style-name="T2">)</text:span></text:p>
      <text:p text:style-name="P7"/>
      <text:p text:style-name="P7">Излази из система:</text:p>
      <text:p text:style-name="P16"><text:span text:style-name="T12">- </text:span><text:span text:style-name="T3">И</text:span><text:span text:style-name="T12">нд</text:span><text:span text:style-name="T13">екс </text:span><text:span text:style-name="T12">т</text:span><text:span text:style-name="T13">елесне масе</text:span><text:span text:style-name="T12"> (</text:span><text:span text:style-name="T2">body mass index</text:span><text:span text:style-name="T12">) </text:span><text:span text:style-name="T3"><text:s/>= </text:span><text:span text:style-name="T13">тежина / висина</text:span><text:span text:style-name="T3">^2</text:span></text:p>
      <text:p text:style-name="P7">- <text:span text:style-name="T20">Статус (</text:span><text:span text:style-name="T19">Very severely underweight, Severely underweight, Underweight, Normal (healthy weight), Overweight, Moderately obese, Severely obese, Very severely obese</text:span><text:span text:style-name="T20">)</text:span></text:p>
      <text:p text:style-name="P8">- Базални метаболизам</text:p>
      <text:p text:style-name="P8"/>
      <text:p text:style-name="P9">Статус:</text:p>
      <text:p text:style-name="P9">у завнисности од индекса телесне масе</text:p>
      <text:p text:style-name="P9"><text:tab/>- Less than 15<text:tab/><text:tab/><text:tab/>= Very severely underweight</text:p>
      <text:p text:style-name="P9"><text:tab/>- Between 15 and 16<text:tab/><text:tab/>= Severely underweight</text:p>
      <text:p text:style-name="P9"><text:tab/>- Between 16 and 18.5<text:tab/>= Underweight</text:p>
      <text:p text:style-name="P9"><text:tab/>- Between 18.5 and 25<text:tab/>= Normal (healthy weight)<text:tab/></text:p>
      <text:p text:style-name="P9"><text:tab/>- Between 25 and 30<text:tab/><text:tab/>= Overweight<text:tab/></text:p>
      <text:p text:style-name="P9"><text:tab/>- Between 30 and 35<text:tab/><text:tab/>= Moderately obese</text:p>
      <text:p text:style-name="P9"><text:tab/>- Between 35 and 40<text:tab/><text:tab/>= Severely obese<text:tab/></text:p>
      <text:p text:style-name="P9"><text:tab/>- Over 40<text:tab/><text:tab/><text:tab/>= Very severely obese</text:p>
      <text:p text:style-name="P1"/>
      <text:p text:style-name="P11">Формуле за рачунање базалног метаболизма:</text:p>
      <text:p text:style-name="P18"/>
      <text:p text:style-name="P18">Mifflin-St Jeor Equation:</text:p>
      <text:p text:style-name="P17"><text:span text:style-name="T25">М </text:span><text:span text:style-name="T23">= </text:span><text:span text:style-name="T22">10W + 6.25H - 5A + 5 </text:span></text:p>
      <text:p text:style-name="P17"><text:span text:style-name="T14">Ж </text:span><text:span text:style-name="T4">= </text:span><text:span text:style-name="T22">10W + 6.25H - 5A – 161</text:span></text:p>
      <text:p text:style-name="P20"/>
      <text:p text:style-name="P17"><text:span text:style-name="T22">Revised Harris-Benedict Equation </text:span><text:span text:style-name="T25">(коришћена у пројекту)</text:span><text:span text:style-name="T23">:</text:span></text:p>
      <text:p text:style-name="P17"><text:span text:style-name="T25">М = </text:span><text:span text:style-name="T21">13.397W + 4.799H - 5.677A + 88.362 </text:span></text:p>
      <text:p text:style-name="P17"><text:span text:style-name="T25">Ж = </text:span><text:span text:style-name="T24">9.247W + 3.098H - 4.330A + 447.593 </text:span></text:p>
      <text:p text:style-name="P19"/>
      <text:p text:style-name="P19">Katch-McArdle Formula:</text:p>
      <text:p text:style-name="P19">370 + 21.6(1 - F)W </text:p>
      <text:p text:style-name="Standard"/>
      <text:p text:style-name="P17"><text:span text:style-name="T4">W – </text:span><text:span text:style-name="T14">Телесна тежина (кг)</text:span></text:p>
      <text:p text:style-name="P17"><text:span text:style-name="T4">H – </text:span><text:span text:style-name="T14">Висина (цм)</text:span></text:p>
      <text:p text:style-name="P11">А – Године</text:p>
      <text:p text:style-name="P17"><text:span text:style-name="T4">F – </text:span><text:span text:style-name="T14">Проценат масти</text:span><text:line-break/></text:p>
      <text:p text:style-name="P10">Укупно калорија:</text:p>
      <text:p text:style-name="P10"><text:soft-page-break/>У зависности од физичке активности базални метаболизам се множи са коефицијентом између 1.2 и 1.9</text:p>
      <text:p text:style-name="P10"/>
      <text:p text:style-name="P12">Правила:</text:p>
      <text:p text:style-name="P12"><draw:custom-shape text:anchor-type="paragraph" draw:z-index="14" draw:name="Shape2_3" draw:style-name="gr1" draw:text-style-name="P27" svg:width="3.85cm" svg:height="0.641cm" svg:x="13.291cm" svg:y="0.425cm"><text:p text:style-name="P26">Изведене чињениц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13" draw:name="Shape1_2" draw:style-name="gr2" draw:text-style-name="P26" svg:width="3.848cm" svg:height="0.514cm" svg:x="9.223cm" svg:y="0.012cm"><text:p text:style-name="P26">Почетне чињенице</text:p><draw:enhanced-geometry svg:viewBox="0 0 21600 21600" draw:type="rectangle" draw:enhanced-path="M 0 0 L 21600 0 21600 21600 0 21600 0 0 Z N"/></draw:custom-shape><text:span text:style-name="T26">1. </text:span>Пример резоновања унапред (<text:span text:style-name="T1">forward chaining</text:span>)</text:p>
      <text:p text:style-name="P12"/>
      <text:p text:style-name="P12"/>
      <text:p text:style-name="P12"><draw:custom-shape text:anchor-type="paragraph" draw:z-index="0" draw:name="Shape1" draw:style-name="gr5" draw:text-style-name="P26" svg:width="2.301cm" svg:height="1.183cm" svg:x="0.226cm" svg:y="0.728cm"><text:p text:style-name="P26">Пол</text:p><text:p text:style-name="P26">корисника</text:p><draw:enhanced-geometry svg:viewBox="0 0 21600 21600" draw:type="rectangle" draw:enhanced-path="M 0 0 L 21600 0 21600 21600 0 21600 0 0 Z N"/></draw:custom-shape><draw:custom-shape text:anchor-type="paragraph" draw:z-index="1" draw:name="Shape2" draw:style-name="gr6" draw:text-style-name="P27" svg:width="1.65cm" svg:height="0.918cm" svg:x="3.665cm" svg:y="0.829cm"><text:p text:style-name="P26">БМ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0" draw:style-name="gr5" draw:text-style-name="P26" svg:width="2.301cm" svg:height="1.183cm" svg:x="3.277cm" svg:y="2.905cm"><text:p text:style-name="P26">Активност</text:p><draw:enhanced-geometry svg:viewBox="0 0 21600 21600" draw:type="rectangle" draw:enhanced-path="M 0 0 L 21600 0 21600 21600 0 21600 0 0 Z N"/></draw:custom-shape><draw:custom-shape text:anchor-type="paragraph" draw:z-index="3" draw:name="Shape2_0" draw:style-name="gr4" draw:text-style-name="P27" svg:width="3.869cm" svg:height="1.569cm" svg:x="6.8cm" svg:y="1.766cm"><text:p text:style-name="P26">Количина калорија</text:p><text:p text:style-name="P26"><text:s/>за задржавање </text:p><text:p text:style-name="P26">телесне тежин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_1" draw:style-name="gr6" draw:text-style-name="P27" svg:width="1.65cm" svg:height="0.918cm" svg:x="7.472cm" svg:y="5.387cm"><text:p text:style-name="P26">БМИ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5" draw:text-style-name="P26" svg:width="2.301cm" svg:height="1.183cm" svg:x="2.746cm" svg:y="5.288cm"><text:p text:style-name="P26">Висина</text:p><text:p text:style-name="P26">Тежина</text:p><draw:enhanced-geometry svg:viewBox="0 0 21600 21600" draw:type="rectangle" draw:enhanced-path="M 0 0 L 21600 0 21600 21600 0 21600 0 0 Z N"/></draw:custom-shape><draw:line text:anchor-type="paragraph" draw:z-index="6" draw:name="Shape3" draw:style-name="gr3" draw:text-style-name="P28" svg:x1="2.526cm" svg:y1="1.319cm" svg:x2="3.665cm" svg:y2="1.319cm"><text:p/></draw:line><draw:line text:anchor-type="paragraph" draw:z-index="7" draw:name="Shape4" draw:style-name="gr3" draw:text-style-name="P28" svg:x1="5.315cm" svg:y1="1.298cm" svg:x2="6.8cm" svg:y2="2.54cm"><text:p/></draw:line><draw:line text:anchor-type="paragraph" draw:z-index="8" draw:name="Shape5" draw:style-name="gr3" draw:text-style-name="P28" svg:x1="5.577cm" svg:y1="3.579cm" svg:x2="6.799cm" svg:y2="2.54cm"><text:p/></draw:line><draw:line text:anchor-type="paragraph" draw:z-index="9" draw:name="Shape6" draw:style-name="gr3" draw:text-style-name="P28" svg:x1="5.046cm" svg:y1="5.92cm" svg:x2="7.471cm" svg:y2="5.92cm"><text:p/></draw:line><draw:custom-shape text:anchor-type="paragraph" draw:z-index="10" draw:name="Shape2_2" draw:style-name="gr4" draw:text-style-name="P27" svg:width="3.869cm" svg:height="1.569cm" svg:x="11.846cm" svg:y="3.413cm"><text:p text:style-name="P26">Оптималан дневнни </text:p><text:p text:style-name="P26">унос калориј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Shape7" draw:style-name="gr3" draw:text-style-name="P28" svg:x1="10.668cm" svg:y1="2.561cm" svg:x2="11.846cm" svg:y2="4.189cm"><text:p/></draw:line><draw:line text:anchor-type="paragraph" draw:z-index="12" draw:name="Shape8" draw:style-name="gr3" draw:text-style-name="P28" svg:x1="9.121cm" svg:y1="5.858cm" svg:x2="11.846cm" svg:y2="4.189cm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2. <text:span text:style-name="T1">Event processing</text:span></text:p>
      <text:p text:style-name="P2"/>
      <text:p text:style-name="P24"><text:span text:style-name="T15">За сваки оброк који се дода у току дана,</text:span><text:span text:style-name="T17"> </text:span><text:span text:style-name="T18"><text:s/>нови догађај</text:span><text:span text:style-name="T18"> </text:span><text:span text:style-name="T16">се убацује у радну меморију. Догађај</text:span><text:span text:style-name="T6"> </text:span><text:span text:style-name="T16">за сваки оброк траје 3 сата. Уколико је следећи оброк додат а претходни догађај је још увек у меморији, корисник ће бити обавештен, да је минималан размак између оброка 3 сата.</text:span></text:p>
      <text:p text:style-name="P21"/>
      <text:p text:style-name="P14">пример:</text:p>
      <text:p text:style-name="P14"/>
      <text:p text:style-name="P14"><text:span text:style-name="T10">rule </text:span><text:span text:style-name="T29">"Add meal"</text:span><text:line-break/><text:span text:style-name="T10">when</text:span><text:line-break/><text:span text:style-name="T10"> <text:s text:c="3"/></text:span><text:span text:style-name="T29">$meal: MealRecipe()</text:span><text:line-break/><text:span text:style-name="T29"> <text:s text:c="3"/>$user: User()</text:span><text:line-break/><text:span text:style-name="T10">then</text:span><text:line-break/><text:span text:style-name="T10"> <text:s text:c="3"/>insert</text:span><text:span text:style-name="T29">(new MealEvent($user.id</text:span><text:span text:style-name="T10">, </text:span><text:span text:style-name="T29">$meal.mealEnum))</text:span><text:line-break/><text:span text:style-name="T29"> <text:s text:c="3"/>delete($meal)</text:span><text:span text:style-name="T10">;</text:span><text:line-break/><text:span text:style-name="T10"> <text:s text:c="3"/></text:span><text:span text:style-name="T29">delete($user)</text:span><text:span text:style-name="T10">;</text:span><text:line-break/><text:span text:style-name="T10">end</text:span><text:line-break/><text:line-break/><text:span text:style-name="T10">rule </text:span><text:span text:style-name="T29">"Wait time"</text:span><text:line-break/><text:span text:style-name="T10">when</text:span><text:line-break/><text:span text:style-name="T10"> <text:s text:c="3"/></text:span><text:span text:style-name="T29">$user: User()</text:span><text:line-break/><text:span text:style-name="T29"> <text:s text:c="3"/>$list: List(size &gt; </text:span><text:span text:style-name="T30">0</text:span><text:span text:style-name="T29">) </text:span><text:span text:style-name="T10">from collect</text:span><text:span text:style-name="T29">(MealEvent(userId == $user.id))</text:span><text:line-break/><text:span text:style-name="T29"> <text:s text:c="3"/>$first: MealEvent() </text:span><text:span text:style-name="T10">from </text:span><text:span text:style-name="T29">$list.get(</text:span><text:span text:style-name="T30">0</text:span><text:span text:style-name="T29">)</text:span><text:line-break/><text:span text:style-name="T29"> <text:s text:c="3"/>MealEvent(mealEnum != $first.mealEnum</text:span><text:span text:style-name="T10">, </text:span><text:span text:style-name="T29">userId == $user.id) </text:span><text:span text:style-name="T10">from </text:span><text:span text:style-name="T29">$list</text:span><text:line-break/><text:span text:style-name="T29"> <text:s text:c="3"/>$notification: Notification($notifications: text </text:span><text:span text:style-name="T10">not contains </text:span><text:span text:style-name="T29">"The wait time between meals should be at least 3 hours"</text:span><text:span text:style-name="T10">, </text:span><text:span text:style-name="T29">user == $user)</text:span><text:line-break/><text:span text:style-name="T29"> <text:s text:c="3"/></text:span><text:span text:style-name="T10">then</text:span><text:line-break/><text:span text:style-name="T10"> <text:s text:c="3"/></text:span><text:span text:style-name="T29">delete($user)</text:span><text:span text:style-name="T10">;</text:span><text:line-break/><text:span text:style-name="T10"> <text:s text:c="3"/></text:span><text:span text:style-name="T29">$notification.addToList(</text:span><text:span text:style-name="T31">"The wait time between meals should be at least 3 hours"</text:span><text:span text:style-name="T29">)</text:span><text:span text:style-name="T10">;</text:span><text:line-break/><text:span text:style-name="T10">end</text:span></text:p>
      <text:p text:style-name="P14"><text:span text:style-name="T10"/></text:p>
      <text:p text:style-name="P23"><text:span text:style-name="T10"/></text:p>
      <text:p text:style-name="P23"><text:soft-page-break/>Правило ће се активирати уколико за мање од 3 сата додамо два или више различитих оброка <text:s/>(доручак и вечера, ручак и ужина или било која друга комбинација)</text:p>
      <text:p text:style-name="P23">Правило се неће активирати уколико је за ручак одабрано више јела (нпр. пилетина + салата)</text:p>
      <text:p text:style-name="P3"/>
      <text:p text:style-name="P25"><text:span text:style-name="T5">3.</text:span><text:span text:style-name="T15"> <text:s/></text:span><text:span text:style-name="T6">Query</text:span></text:p>
      <text:p text:style-name="P23">За филтрирање оброка који садже више од препоручене вредности за шећере и засићене масти се користи <text:span text:style-name="T1">query</text:span></text:p>
      <text:p text:style-name="P23"><text:span text:style-name="T1"/></text:p>
      <text:p text:style-name="P23"><text:span text:style-name="T11">query </text:span><text:span text:style-name="T29">sugarMax(Double s)</text:span><text:line-break/><text:span text:style-name="T29"> <text:s text:c="3"/>MealRecipe(sugars &gt; s)</text:span><text:line-break/><text:span text:style-name="T10">end</text:span><text:line-break/><text:line-break/><text:span text:style-name="T10">query </text:span><text:span text:style-name="T29">saturatedFatMax(Double s)</text:span><text:line-break/><text:span text:style-name="T29"> <text:s text:c="3"/>MealRecipe(saturatedFat &gt; s)</text:span><text:line-break/><text:span text:style-name="T10">end</text:span><text:line-break/><text:line-break/><text:span text:style-name="T10">rule </text:span><text:span text:style-name="T29">"Query"</text:span><text:line-break/><text:span text:style-name="T10">agenda-group </text:span><text:span text:style-name="T29">"query"</text:span><text:line-break/><text:span text:style-name="T29"> <text:s text:c="3"/></text:span><text:span text:style-name="T10">when</text:span><text:line-break/><text:span text:style-name="T10"> <text:s text:c="7"/></text:span><text:span text:style-name="T29">$meal: MealRecipe()</text:span><text:line-break/><text:span text:style-name="T29"> <text:s text:c="7"/>sugarMax(</text:span><text:span text:style-name="T30">15.0</text:span><text:span text:style-name="T29">;)</text:span><text:line-break/><text:span text:style-name="T29"> <text:s text:c="7"/>saturatedFatMax(</text:span><text:span text:style-name="T30">9.0</text:span><text:span text:style-name="T29">;)</text:span><text:line-break/><text:span text:style-name="T29"> <text:s text:c="7"/>$notification: Notification()</text:span><text:line-break/><text:span text:style-name="T29"> <text:s text:c="3"/></text:span><text:span text:style-name="T10">then</text:span><text:line-break/><text:span text:style-name="T10"> <text:s text:c="7"/></text:span><text:span text:style-name="T29">$notification.addToList(</text:span><text:span text:style-name="T31">"You should avoid " </text:span><text:span text:style-name="T29">+ $meal.name)</text:span><text:span text:style-name="T10">;</text:span><text:line-break/><text:span text:style-name="T10"> <text:s text:c="7"/></text:span><text:span text:style-name="T29">delete($meal)</text:span><text:span text:style-name="T10">;</text:span><text:line-break/><text:span text:style-name="T10">end</text:span></text:p>
      <text:p text:style-name="P23"><text:span text:style-name="T1"/></text:p>
      <text:p text:style-name="P23">Правило ће се активирати уколико задовољава сваки <text:span text:style-name="T1">query </text:span>и корисник се обавештава да би требало да избегава то јел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23:40:52.969000000</meta:creation-date>
    <dc:date>2020-07-02T21:56:47.289000000</dc:date>
    <meta:editing-duration>PT47M10S</meta:editing-duration>
    <meta:editing-cycles>10</meta:editing-cycles>
    <meta:generator>LibreOffice/6.4.3.2$Windows_x86 LibreOffice_project/747b5d0ebf89f41c860ec2a39efd7cb15b54f2d8</meta:generator>
    <meta:document-statistic meta:table-count="0" meta:image-count="0" meta:object-count="0" meta:page-count="3" meta:paragraph-count="53" meta:word-count="481" meta:character-count="3282" meta:non-whitespace-character-count="2701"/>
  </office:meta>
</office:document-meta>
</file>